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\" svg:font-family="'Liberation Serif\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f9ef" officeooo:paragraph-rsid="0008f9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f9ef" officeooo:paragraph-rsid="0008f9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3487" officeooo:paragraph-rsid="000a348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8f08" officeooo:paragraph-rsid="000a8f08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officeooo:rsid="000a8f08" officeooo:paragraph-rsid="000a8f0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5adf" officeooo:paragraph-rsid="000c5adf" style:font-weight-asian="bold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bold" officeooo:rsid="0011e870" officeooo:paragraph-rsid="0011e87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be70a" officeooo:paragraph-rsid="002be70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02fe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1aec5" officeooo:paragraph-rsid="0031aec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89b18" officeooo:paragraph-rsid="00389b1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5c5801" officeooo:paragraph-rsid="005c580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02fee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02fee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a8f08" officeooo:paragraph-rsid="000a8f08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rsid="001492be" officeooo:paragraph-rsid="001492be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weight="normal" officeooo:rsid="00164994" officeooo:paragraph-rsid="0016499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64994" officeooo:paragraph-rsid="00164994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normal" officeooo:rsid="0017ca58" officeooo:paragraph-rsid="0017ca58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normal" officeooo:rsid="0018b4bf" officeooo:paragraph-rsid="0018b4bf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weight="normal" officeooo:rsid="001c329a" officeooo:paragraph-rsid="001c329a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weight="normal" officeooo:rsid="001d8fd7" officeooo:paragraph-rsid="001d8fd7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normal" officeooo:rsid="001de5f5" officeooo:paragraph-rsid="001de5f5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weight="normal" officeooo:rsid="001f35d2" officeooo:paragraph-rsid="001f35d2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normal" officeooo:rsid="002286c6" officeooo:paragraph-rsid="002286c6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weight="normal" officeooo:rsid="0022f382" officeooo:paragraph-rsid="0022f382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weight="normal" officeooo:rsid="002aa5e0" officeooo:paragraph-rsid="002aa5e0" style:font-weight-asian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weight="normal" officeooo:rsid="002be70a" officeooo:paragraph-rsid="002be70a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08f9ef" officeooo:paragraph-rsid="0008f9ef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3613d" officeooo:paragraph-rsid="0043613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5f3a1" officeooo:paragraph-rsid="0055f3a1" style:font-size-asian="12pt" style:font-weight-asian="bold" style:font-size-complex="12pt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55f3a1" officeooo:paragraph-rsid="0055f3a1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55f3a1" officeooo:paragraph-rsid="0059635e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8f08" style:font-weight-asian="normal" style:font-weight-complex="normal"/>
    </style:style>
    <style:style style:name="T3" style:family="text">
      <style:text-properties fo:font-weight="normal" officeooo:rsid="000df7f0" style:font-weight-asian="normal" style:font-weight-complex="normal"/>
    </style:style>
    <style:style style:name="T4" style:family="text">
      <style:text-properties fo:font-weight="normal" officeooo:rsid="003399cb" style:font-weight-asian="normal" style:font-weight-complex="normal"/>
    </style:style>
    <style:style style:name="T5" style:family="text">
      <style:text-properties fo:font-weight="normal" officeooo:rsid="0036c050" style:font-weight-asian="normal" style:font-weight-complex="normal"/>
    </style:style>
    <style:style style:name="T6" style:family="text">
      <style:text-properties fo:font-weight="normal" officeooo:rsid="0037fd86" style:font-weight-asian="normal" style:font-weight-complex="normal"/>
    </style:style>
    <style:style style:name="T7" style:family="text">
      <style:text-properties fo:font-weight="normal" officeooo:rsid="003b62e7" style:font-weight-asian="normal" style:font-weight-complex="normal"/>
    </style:style>
    <style:style style:name="T8" style:family="text">
      <style:text-properties fo:font-weight="normal" officeooo:rsid="003e169f" style:font-weight-asian="normal" style:font-weight-complex="normal"/>
    </style:style>
    <style:style style:name="T9" style:family="text">
      <style:text-properties fo:font-weight="normal" officeooo:rsid="0041d4e8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2fee" style:font-weight-asian="bold" style:font-weight-complex="bold"/>
    </style:style>
    <style:style style:name="T12" style:family="text">
      <style:text-properties fo:font-weight="bold" officeooo:rsid="00166399" style:font-weight-asian="bold" style:font-weight-complex="bold"/>
    </style:style>
    <style:style style:name="T13" style:family="text">
      <style:text-properties officeooo:rsid="000a8f08"/>
    </style:style>
    <style:style style:name="T14" style:family="text">
      <style:text-properties officeooo:rsid="00139e3e"/>
    </style:style>
    <style:style style:name="T15" style:family="text">
      <style:text-properties officeooo:rsid="00164994"/>
    </style:style>
    <style:style style:name="T16" style:family="text">
      <style:text-properties officeooo:rsid="00166399"/>
    </style:style>
    <style:style style:name="T17" style:family="text">
      <style:text-properties officeooo:rsid="001a3ebf"/>
    </style:style>
    <style:style style:name="T18" style:family="text">
      <style:text-properties officeooo:rsid="00209883"/>
    </style:style>
    <style:style style:name="T19" style:family="text">
      <style:text-properties officeooo:rsid="00270caa"/>
    </style:style>
    <style:style style:name="T20" style:family="text">
      <style:text-properties officeooo:rsid="0028b879"/>
    </style:style>
    <style:style style:name="T21" style:family="text">
      <style:text-properties officeooo:rsid="0031aec5"/>
    </style:style>
    <style:style style:name="T22" style:family="text">
      <style:text-properties officeooo:rsid="003399cb"/>
    </style:style>
    <style:style style:name="T23" style:family="text">
      <style:text-properties officeooo:rsid="0036c050"/>
    </style:style>
    <style:style style:name="T24" style:family="text">
      <style:text-properties officeooo:rsid="0037fd86"/>
    </style:style>
    <style:style style:name="T25" style:family="text">
      <style:text-properties fo:color="#000000" loext:opacity="100%" style:font-name="Cascadia Mono1" fo:font-size="9.5pt" style:font-size-asian="9.5pt" fo:background-color="#ffffff"/>
    </style:style>
    <style:style style:name="T26" style:family="text">
      <style:text-properties fo:color="#000000" loext:opacity="100%" style:font-name="Cascadia Mono1" fo:font-size="9.5pt" officeooo:rsid="0041d4e8" style:font-size-asian="9.5pt" fo:background-color="#ffffff"/>
    </style:style>
    <style:style style:name="T27" style:family="text">
      <style:text-properties fo:color="#000000" loext:opacity="100%" style:font-name="Cascadia Mono1" fo:font-size="9.5pt" fo:font-weight="normal" officeooo:rsid="003b62e7" style:font-size-asian="9.5pt" style:font-weight-asian="normal" style:font-weight-complex="normal" fo:background-color="#ffffff"/>
    </style:style>
    <style:style style:name="T28" style:family="text">
      <style:text-properties fo:color="#000000" loext:opacity="100%" fo:background-color="#ffffff"/>
    </style:style>
    <style:style style:name="T29" style:family="text">
      <style:text-properties fo:color="#000000" loext:opacity="100%" officeooo:rsid="0047769d" fo:background-color="#ffffff"/>
    </style:style>
    <style:style style:name="T30" style:family="text">
      <style:text-properties fo:color="#000000" loext:opacity="100%" officeooo:rsid="004a7edb" fo:background-color="#ffffff"/>
    </style:style>
    <style:style style:name="T31" style:family="text">
      <style:text-properties fo:color="#000000" loext:opacity="100%" fo:font-weight="normal" officeooo:rsid="004a7edb" style:font-weight-asian="normal" style:font-weight-complex="normal" fo:background-color="#ffffff"/>
    </style:style>
    <style:style style:name="T32" style:family="text">
      <style:text-properties fo:color="#000000" loext:opacity="100%" fo:font-weight="normal" officeooo:rsid="0052c5ce" style:font-weight-asian="normal" style:font-weight-complex="normal" fo:background-color="#ffffff"/>
    </style:style>
    <style:style style:name="T33" style:family="text">
      <style:text-properties fo:color="#000000" loext:opacity="100%" officeooo:rsid="0052c5ce" fo:background-color="#ffffff"/>
    </style:style>
    <style:style style:name="T34" style:family="text">
      <style:text-properties fo:color="#000000" loext:opacity="100%" style:text-underline-style="solid" style:text-underline-width="auto" style:text-underline-color="font-color" officeooo:rsid="00589b91" fo:background-color="#ffffff"/>
    </style:style>
    <style:style style:name="T35" style:family="text">
      <style:text-properties fo:color="#000000" loext:opacity="100%" style:text-underline-style="solid" style:text-underline-width="auto" style:text-underline-color="font-color" officeooo:rsid="0056e9e6" fo:background-color="#ffffff"/>
    </style:style>
    <style:style style:name="T36" style:family="text">
      <style:text-properties fo:color="#0000ff" loext:opacity="100%" style:font-name="Cascadia Mono1" fo:font-size="9.5pt" style:font-size-asian="9.5pt" fo:background-color="#ffffff"/>
    </style:style>
    <style:style style:name="T37" style:family="text">
      <style:text-properties fo:color="#2b91af" loext:opacity="100%" style:font-name="Cascadia Mono1" fo:font-size="9.5pt" style:font-size-asian="9.5pt" fo:background-color="#ffffff"/>
    </style:style>
    <style:style style:name="T38" style:family="text">
      <style:text-properties officeooo:rsid="003e169f"/>
    </style:style>
    <style:style style:name="T39" style:family="text">
      <style:text-properties officeooo:rsid="00599c7c"/>
    </style:style>
    <style:style style:name="T4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dentity Framework</text:p>
      <text:p text:style-name="P1"/>
      <text:p text:style-name="P2"/>
      <text:p text:style-name="P2"/>
      <text:p text:style-name="P3">Overview : <text:span text:style-name="T1">Ye <text:s/>Framework Authentication and Authorization se related jo kam bhi kam h, jese <text:tab/></text:span>external login, role managing etc <text:span text:style-name="T1"><text:s/>sbhi automatically krke deta h, even agr hum Signup or <text:tab/>Login ka UI bhi nhi bnana chah rhe h to wo bhi automatically bna deta h.</text:span></text:p>
      <text:p text:style-name="P3"><text:span text:style-name="T1"/></text:p>
      <text:p text:style-name="P9"><text:span text:style-name="T13">Features we can implement using IF Easily(saving lots of time):-</text:span></text:p>
      <text:p text:style-name="P13"><text:span text:style-name="T2"/></text:p>
      <text:list text:style-name="L4">
        <text:list-item>
          <text:p text:style-name="P14"><text:span text:style-name="T11">Profile Management</text:span><text:span text:style-name="T2"><text:tab/> <text:s/></text:span></text:p>
        </text:list-item>
      </text:list>
      <text:list text:style-name="L3">
        <text:list-item>
          <text:p text:style-name="P5">Forgot Password</text:p>
        </text:list-item>
        <text:list-item>
          <text:p text:style-name="P5">Roles</text:p>
        </text:list-item>
        <text:list-item>
          <text:p text:style-name="P15"><text:span text:style-name="T10">External Login </text:span><text:span text:style-name="T1">:- Login through github, linkedin, google account, </text:span><text:span text:style-name="T3">Facebook</text:span><text:span text:style-name="T1"> </text:span><text:span text:style-name="T10">etc.</text:span></text:p>
        </text:list-item>
        <text:list-item>
          <text:p text:style-name="P5">Two factor Authentication</text:p>
        </text:list-item>
      </text:list>
      <text:p text:style-name="P4"/>
      <text:p text:style-name="P6">Working of Identity Framework :-</text:p>
      <text:p text:style-name="P6"/>
      <text:list text:style-name="L5">
        <text:list-item>
          <text:p text:style-name="P7">Identity Framework <text:span text:style-name="T14">k</text:span><text:span text:style-name="T39">a</text:span><text:span text:style-name="T14"> support </text:span>hume built in milta h asp.net core app k sath.</text:p>
        </text:list-item>
        <text:list-item>
          <text:p text:style-name="P16">It is <text:span text:style-name="T15">used</text:span> to Create, Read, Update and Delete User Accounts.</text:p>
        </text:list-item>
        <text:list-item>
          <text:p text:style-name="P17">A<text:span text:style-name="T16">ccount Information </text:span><text:span text:style-name="T12">:</text:span><text:span text:style-name="T16"> handling and managing user account</text:span></text:p>
        </text:list-item>
        <text:list-item>
          <text:p text:style-name="P19">Authentication and Authorization.</text:p>
        </text:list-item>
        <text:list-item>
          <text:p text:style-name="P20">Passwor<text:span text:style-name="T17">d</text:span> Recovery</text:p>
        </text:list-item>
        <text:list-item>
          <text:p text:style-name="P21">Two factory Authentication with SMS.</text:p>
        </text:list-item>
        <text:list-item>
          <text:p text:style-name="P22">Is supports External Login Providers Like Microsoft, Facebook, Google Gmail etc.</text:p>
        </text:list-item>
        <text:list-item>
          <text:p text:style-name="P23">Asp.Net Core provides Identity membership system jisse hum complete login functionality add kr skte h .<text:span text:style-name="T19">NET </text:span>app<text:span text:style-name="T20">s</text:span> k andar.</text:p>
        </text:list-item>
        <text:list-item>
          <text:p text:style-name="P24">It’s an API <text:span text:style-name="T18">that supports User Interface(UI) Login Functionality.</text:span></text:p>
        </text:list-item>
        <text:list-item>
          <text:p text:style-name="P25">Manage users, passwords, profile data, roles, tokens, email confirmation.</text:p>
        </text:list-item>
        <text:list-item>
          <text:p text:style-name="P26">And much more....!</text:p>
        </text:list-item>
        <text:list-item>
          <text:p text:style-name="P27">At least provide 30 feature...!</text:p>
        </text:list-item>
      </text:list>
      <text:p text:style-name="P18"><text:tab/></text:p>
      <text:p text:style-name="P18"/>
      <text:p text:style-name="P8"><text:span text:style-name="T21">STEP A. <text:s text:c="2"/></text:span>Add Identity To Project :-</text:p>
      <text:list text:style-name="L6">
        <text:list-header>
          <text:p text:style-name="P28"><text:span text:style-name="T10">Step</text:span> <text:span text:style-name="T10">1.</text:span> Add Layout Page (Master Page)</text:p>
          <text:p text:style-name="P28"><text:span text:style-name="T10">Step</text:span> <text:span text:style-name="T10">2</text:span>. Select Features you want to add in Identity</text:p>
          <text:p text:style-name="P28"><text:span text:style-name="T10">Step</text:span> <text:span text:style-name="T10">3.</text:span> Create DbContextClass to communicate with database.</text:p>
          <text:p text:style-name="P28"><text:span text:style-name="T10">Step</text:span> <text:span text:style-name="T10">4</text:span>. Create Class to represent table in database. (eg. User, Employee)</text:p>
          <text:p text:style-name="P28"/>
        </text:list-header>
      </text:list>
      <text:p text:style-name="P10">STEP B. <text:s text:c="2"/>After adding identity there is a folder called “Areas” Appears.</text:p>
      <text:p text:style-name="P10"><text:tab/></text:p>
      <text:p text:style-name="P10"><text:tab/><text:span text:style-name="T22">Step 1. </text:span><text:span text:style-name="T4">Add Register/Login Links in Navbar. </text:span><text:span text:style-name="T5">(by adding the loginPartialView created by IF)</text:span></text:p>
      <text:p text:style-name="P10"><text:span text:style-name="T23"><text:tab/></text:span><text:span text:style-name="T24">Step 2. </text:span><text:span text:style-name="T6">Add app.MapRazorPages() Middleware in Program.cs file to actually map the </text:span><text:span text:style-name="T24">login</text:span><text:span text:style-name="T6"> <text:tab/><text:tab/>and </text:span><text:span text:style-name="T24">Signup</text:span><text:span text:style-name="T6"> view into the applicaton as </text:span><text:span text:style-name="T24">razor pages.</text:span></text:p>
      <text:p text:style-name="P10"/>
      <text:p text:style-name="P11">STEP C. Adding Additional Properties.</text:p>
      <text:p text:style-name="P11"><text:tab/>Step 1. <text:span text:style-name="T1">Add properties like Name, Age to the UserClass or any class directly.</text:span></text:p>
      <text:p text:style-name="P11"><text:tab/>Step 2. <text:span text:style-name="T38">Register </text:span><text:span text:style-name="T8">this properties and</text:span><text:span text:style-name="T1">, </text:span>Configure<text:span text:style-name="T1"> it in the ApplicationDbContext or context <text:tab/> <text:s/><text:tab/>class </text:span><text:span text:style-name="T7">the On ModelCreating Method. </text:span></text:p>
      <text:p text:style-name="P11"><text:span text:style-name="T7"><text:tab/><text:tab/></text:span><text:span text:style-name="T9">[</text:span><text:span text:style-name="T27">builder.ApplyConfiguration(</text:span><text:span text:style-name="T36">new</text:span><text:span text:style-name="T25"> </text:span><text:span text:style-name="T37">ApplicationUserEntityConfiguration</text:span><text:span text:style-name="T25">());</text:span><text:span text:style-name="T26">]</text:span></text:p>
      <text:p text:style-name="P11"><text:span text:style-name="T26"><text:tab/></text:span></text:p>
      <text:p text:style-name="P30"><text:span text:style-name="T28"/></text:p>
      <text:p text:style-name="P30"><text:soft-page-break/><text:span text:style-name="T28">STEP D. Now add Connection string inside appsettings.</text:span><text:span text:style-name="T29">json</text:span></text:p>
      <text:p text:style-name="P30"><text:span text:style-name="T29"><text:tab/></text:span><text:span text:style-name="T30">Step 1. <text:s/></text:span><text:span text:style-name="T31">Add migration.</text:span></text:p>
      <text:p text:style-name="P30"><text:span text:style-name="T30"><text:tab/></text:span><text:span text:style-name="T33">Step 2. </text:span><text:span text:style-name="T32">Update Migration</text:span></text:p>
      <text:p text:style-name="P30"><text:span text:style-name="T32"/></text:p>
      <text:p text:style-name="P31"><text:span text:style-name="T33">S</text:span><text:span text:style-name="T28">TEP E. Add the New Properties to the UI</text:span></text:p>
      <text:list xml:id="list4205065386" text:style-name="L7">
        <text:list-item>
          <text:p text:style-name="P32"><text:span text:style-name="T28">Go in the Input Class and insert the necessary properies </text:span></text:p>
        </text:list-item>
        <text:list-item>
          <text:p text:style-name="P33"><text:span text:style-name="T28">Then add them in postasync method </text:span></text:p>
          <text:p text:style-name="P33"><text:span text:style-name="T34">ex: <text:s text:c="2"/></text:span><text:span text:style-name="T35">user.propname = Input.propname</text:span></text:p>
        </text:list-item>
      </text:list>
      <text:p text:style-name="P30"><text:span text:style-name="T31"><text:tab/></text:span></text:p>
      <text:p text:style-name="P10"><text:tab/></text:p>
      <text:p text:style-name="P10"/>
      <text:p text:style-name="P12"><text:span text:style-name="T40">NOTE</text:span> : Identity framework can be used in API Project Alone no need to Create a MVC <text:tab/> <text:s/><text:tab/> <text:s text:c="2"/>Project, can be use along with JWT. Only the Identity UI Package will not be used.</text:p>
      <text:p text:style-name="P6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\" svg:font-family="'Liberation Serif\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0:40:38.184000000</meta:creation-date>
    <dc:date>2024-10-03T17:31:41.292000000</dc:date>
    <meta:editing-duration>PT6H50M26S</meta:editing-duration>
    <meta:editing-cycles>7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8" meta:word-count="409" meta:character-count="2533" meta:non-whitespace-character-count="2139"/>
  </office:meta>
</office:document-meta>
</file>